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31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 S/W beidseitig</text:p>
          </table:table-cell>
          <table:table-cell office:value-type="string" calcext:value-type="string">
            <text:p>(200 DPI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xt S/W nur Vorderseite</text:p>
          </table:table-cell>
          <table:table-cell office:value-type="string" calcext:value-type="string">
            <text:p>(200 DPI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xt farbig beidseitig</text:p>
          </table:table-cell>
          <table:table-cell office:value-type="string" calcext:value-type="string">
            <text:p>(150 DPI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ld farbig nur Vorderseite</text:p>
          </table:table-cell>
          <table:table-cell office:value-type="string" calcext:value-type="string">
            <text:p>(600 DPI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ro Schwäricke</meta:initial-creator>
    <meta:creation-date>2023-11-24T19:53:26.159872370</meta:creation-date>
    <dc:date>2023-11-24T22:49:31.201807784</dc:date>
    <dc:creator>Gero Schwäricke</dc:creator>
    <meta:editing-duration>PT2H15M22S</meta:editing-duration>
    <meta:editing-cycles>5</meta:editing-cycles>
    <meta:generator>LibreOffice/6.4.7.2$Linux_X86_64 LibreOffice_project/40$Build-2</meta:generator>
    <meta:printed-by>Gero Schwäricke</meta:printed-by>
    <meta:print-date>2023-11-24T22:40:54.196869078</meta:print-date>
    <meta:document-statistic meta:table-count="1" meta:cell-count="18" meta:object-count="0"/>
  </office:meta>
</office:document-meta>
</file>